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6pt" style:text-underline-style="none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text-properties fo:font-size="6pt" fo:language="en" fo:country="US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4" style:family="paragraph" style:parent-style-name="Standard">
      <style:text-properties fo:color="#000080" fo:font-size="6pt" style:text-underline-style="none" fo:font-weight="bold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80" fo:font-size="6pt" style:text-underline-style="none" fo:font-weight="bold" style:font-size-asian="6pt" style:font-weight-asian="bold" style:font-size-complex="6pt" style:font-weight-complex="bold"/>
    </style:style>
    <style:style style:name="P6" style:family="paragraph" style:parent-style-name="Standard">
      <style:paragraph-properties fo:margin-left="0cm" fo:margin-right="0cm" fo:text-indent="0.258cm" style:auto-text-indent="false"/>
      <style:text-properties fo:font-size="6pt" style:text-underline-style="none" fo:font-weight="bold" style:font-size-asian="6pt" style:font-weight-asian="bold" style:font-size-complex="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258cm" style:auto-text-indent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8" style:family="paragraph" style:parent-style-name="Standard">
      <style:paragraph-properties fo:margin-left="0cm" fo:margin-right="0cm" fo:text-indent="0.258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258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margin-left="0cm" fo:margin-right="0cm" fo:text-indent="0.501cm" style:auto-text-indent="false"/>
      <style:text-properties fo:font-size="6pt" style:text-underline-style="none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0cm" fo:margin-right="0cm" fo:text-indent="0.501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13" style:family="paragraph" style:parent-style-name="Standard">
      <style:paragraph-properties fo:margin-left="0cm" fo:margin-right="0cm" fo:text-indent="0.501cm" style:auto-text-indent="false" fo:padding="0.074cm" fo:border-left="none" fo:border-right="none" fo:border-top="none" fo:border-bottom="0.002cm solid #000000" style:join-border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margin-left="0cm" fo:margin-right="0cm" fo:text-indent="0.25cm" style:auto-text-indent="false"/>
      <style:text-properties fo:font-size="6pt" style:text-underline-style="none" fo:font-weight="bold" style:font-size-asian="6pt" style:font-weight-asian="bold" style:font-size-complex="6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25cm" style:auto-text-indent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16" style:family="paragraph" style:parent-style-name="Standard">
      <style:paragraph-properties fo:margin-left="0cm" fo:margin-right="0cm" fo:text-indent="0.25cm" style:auto-text-indent="false"/>
      <style:text-properties style:use-window-font-color="true" fo:font-size="6pt" style:text-underline-style="none" fo:font-weight="bold" style:font-size-asian="6pt" style:font-weight-asian="bold" style:font-size-complex="6pt" style:font-weight-complex="bold"/>
    </style:style>
    <style:style style:name="P17" style:family="paragraph" style:parent-style-name="Standard">
      <style:paragraph-properties fo:margin-left="0cm" fo:margin-right="0cm" fo:text-indent="0.25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left="0cm" fo:margin-right="0cm" fo:text-indent="0.508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08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20" style:family="paragraph" style:parent-style-name="Standard">
      <style:paragraph-properties fo:margin-left="0cm" fo:margin-right="0cm" fo:text-indent="0.236cm" style:auto-text-indent="false"/>
      <style:text-properties fo:font-size="6pt" style:text-underline-style="none" fo:font-weight="bold" style:font-size-asian="6pt" style:font-weight-asian="bold" style:font-size-complex="6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236cm" style:auto-text-indent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236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.243cm" style:auto-text-indent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.494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text-indent="0.321cm" style:auto-text-indent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.321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0.572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.586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.579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.829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34" style:family="paragraph" style:parent-style-name="Standard">
      <style:paragraph-properties fo:margin-left="0.314cm" fo:margin-right="0cm" fo:text-align="justify" style:justify-single-word="false" fo:text-indent="0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margin-left="0.314cm" fo:margin-right="0cm" fo:text-align="justify" style:justify-single-word="false" fo:text-indent="0.272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36" style:family="paragraph" style:parent-style-name="Standard">
      <style:paragraph-properties fo:margin-left="0.321cm" fo:margin-right="0cm" fo:text-align="justify" style:justify-single-word="false" fo:text-indent="0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37" style:family="paragraph" style:parent-style-name="Standard">
      <style:paragraph-properties fo:margin-left="0.328cm" fo:margin-right="0cm" fo:text-align="justify" style:justify-single-word="false" fo:text-indent="0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38" style:family="paragraph" style:parent-style-name="Standard">
      <style:paragraph-properties fo:margin-left="-0.081cm" fo:margin-right="-0.074cm" fo:text-align="justify" style:justify-single-word="false" fo:text-indent="0cm" style:auto-text-indent="false" fo:padding="0.074cm" fo:border-left="none" fo:border-right="none" fo:border-top="none" fo:border-bottom="0.002cm solid #000000" style:join-border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0cm" style:auto-text-indent="false" fo:padding="0.074cm" fo:border-left="none" fo:border-right="none" fo:border-top="none" fo:border-bottom="0.002cm solid #000000" style:join-border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.494cm" style:auto-text-indent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8000"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-SQL</text:p>
      <text:p text:style-name="P3">Flow Control:</text:p>
      <text:p text:style-name="P4">BEGIN...END</text:p>
      <text:p text:style-name="P16">also known as <text:s/><text:span text:style-name="T1">statement_block</text:span></text:p>
      <text:p text:style-name="P8">BEGIN</text:p>
      <text:p text:style-name="P11">{sql_statement | statement_block}</text:p>
      <text:p text:style-name="P8">END</text:p>
      <text:p text:style-name="P6"/>
      <text:p text:style-name="P4">BREAK</text:p>
      <text:p text:style-name="P14">Stop a WHILE loop.</text:p>
      <text:p text:style-name="P1"/>
      <text:p text:style-name="P4">CONTINUE</text:p>
      <text:p text:style-name="P6">Restart a WHILE loop.</text:p>
      <text:p text:style-name="P1"/>
      <text:p text:style-name="P4">GOTO <text:span text:style-name="T1">label</text:span></text:p>
      <text:p text:style-name="P14">Alter the <text:s/>flow of execution to a label.</text:p>
      <text:p text:style-name="P18">GOTO label</text:p>
      <text:p text:style-name="P14">Note: </text:p>
      <text:p text:style-name="P14">definig the label:</text:p>
      <text:p text:style-name="P18">label :</text:p>
      <text:p text:style-name="P14"/>
      <text:p text:style-name="P4">IF...ELSE</text:p>
      <text:p text:style-name="P17">IF boolean expression</text:p>
      <text:p text:style-name="P18">{sql_statement | statement_block}</text:p>
      <text:p text:style-name="P17">[</text:p>
      <text:p text:style-name="P17">ELSE</text:p>
      <text:p text:style-name="P18">{sql_statement | statement_block}</text:p>
      <text:p text:style-name="P17">]</text:p>
      <text:p text:style-name="P14"/>
      <text:p text:style-name="P4">RETURN </text:p>
      <text:p text:style-name="P14">Exits uncondicionally from a query or procedure</text:p>
      <text:p text:style-name="P17">RETURN [ integer expression ]</text:p>
      <text:p text:style-name="P14"/>
      <text:p text:style-name="P4">TRY...CATCH</text:p>
      <text:p text:style-name="P17">BEGIN TRY </text:p>
      <text:p text:style-name="P11">{sql_statement | statement_block}</text:p>
      <text:p text:style-name="P17">END TRY</text:p>
      <text:p text:style-name="P17">BEGIN CATCH</text:p>
      <text:p text:style-name="P11">{sql_statement | statement_block}</text:p>
      <text:p text:style-name="P17">END CATCH</text:p>
      <text:p text:style-name="P17">;</text:p>
      <text:p text:style-name="P14"/>
      <text:p text:style-name="P4">WAITFOR</text:p>
      <text:p text:style-name="P20">Block the execution of a batch, stored procedure or transaction <text:s/>until:</text:p>
      <text:p text:style-name="P10">- specified time or a time interval is reached</text:p>
      <text:p text:style-name="P10">- specified statement modifies or returns at least one row</text:p>
      <text:p text:style-name="P17">WAITFOR </text:p>
      <text:p text:style-name="P17">{</text:p>
      <text:p text:style-name="P11">DELAY 'time_to_pass' </text:p>
      <text:p text:style-name="P11">| TIME 'time_to_execute' </text:p>
      <text:p text:style-name="P11">| [ ( receive_statement ) </text:p>
      <text:p text:style-name="P11">| ( get_conversation_group_statement ) ] </text:p>
      <text:p text:style-name="P11">[ , TIMEOUT timeout ]</text:p>
      <text:p text:style-name="P17">}</text:p>
      <text:p text:style-name="P14"/>
      <text:p text:style-name="P4">WHILE</text:p>
      <text:p text:style-name="P17">WHILE Boolean_expression </text:p>
      <text:p text:style-name="P13">{ sql_statement | statement_block | BREAK | CONTINUE }</text:p>
      <text:p text:style-name="P24">BATCHES</text:p>
      <text:p text:style-name="P23">The following rules apply to using batches:</text:p>
      <text:p text:style-name="P23">- CREATE DEFAULT, CREATE FUNCTION, CREATE PROCEDURE, CREATE RULE, CREATE SCHEMA, CREATE TRIGGER, and CREATE VIEW statements cannot be combined with other statements in a batch. The CREATE statement must start the batch. All other statements that follow in that batch will be interpreted as part of the definition of the first CREATE statement.</text:p>
      <text:p text:style-name="P23">- A table cannot be changed and then the new columns referenced in the same batch.</text:p>
      <text:list xml:id="list38280736" text:style-name="L1">
        <text:list-header>
          <text:p text:style-name="P40">- If an EXECUTE statement is the first statement in a batch, the EXECUTE keyword is not required. The EXECUTE keyword is required if the EXECUTE statement is not the first statement in the batch.</text:p>
        </text:list-header>
      </text:list>
      <text:p text:style-name="P39">Reference</text:p>
      <text:p text:style-name="P2"><text:span text:style-name="T2">/*...*/</text:span> <text:tab/>(Comment) </text:p>
      <text:p text:style-name="P2"><text:span text:style-name="T2">--</text:span> <text:tab/>(Comment) </text:p>
      <text:p text:style-name="P5">CASE</text:p>
      <text:p text:style-name="P2">Evaluates a list of conditions and returns one of multiple possible result expressions.</text:p>
      <text:p text:style-name="P2">The CASE expression has two formats:</text:p>
      <text:p text:style-name="P26">- The simple CASE expression compares an expression to a set of simple expressions to determine the result.</text:p>
      <text:p text:style-name="P26">- The searched CASE expression evaluates a set of Boolean expressions to determine the result.</text:p>
      <text:p text:style-name="P2">Both formats support an optional ELSE argument.</text:p>
      <text:p text:style-name="P7">Simple CASE expression: </text:p>
      <text:p text:style-name="P9">CASE input_expression </text:p>
      <text:p text:style-name="P12"><text:s/>WHEN when_expression THEN result_expression [ ...n ] </text:p>
      <text:p text:style-name="P12"><text:s/>[ ELSE else_result_expression ] </text:p>
      <text:p text:style-name="P9">END </text:p>
      <text:p text:style-name="P7">Searched CASE expression:</text:p>
      <text:p text:style-name="P9">CASE</text:p>
      <text:p text:style-name="P19"><text:s/>WHEN Boolean_expression THEN result_expression [ ...n ] </text:p>
      <text:p text:style-name="P19"><text:s/>[ ELSE else_result_expression ] </text:p>
      <text:p text:style-name="P9">END</text:p>
      <text:p text:style-name="P7"/>
      <text:p text:style-name="P5">DECLARE @local_variable </text:p>
      <text:p text:style-name="P2">Variables are declared in the body of a batch or procedure with the DECLARE statement and are assigned values by using either a SET or SELECT statement. Cursor variables can be declared with this statement and used with other cursor-related statements. After declaration, all variables are initialized as NULL, unless a value is provided as part of the declaration.</text:p>
      <text:p text:style-name="P22">DECLARE </text:p>
      <text:p text:style-name="P22">{ </text:p>
      <text:p text:style-name="P12">{{ @local_variable [AS] data_type } | [ = value ] }</text:p>
      <text:p text:style-name="P12">| { @cursor_variable_name CURSOR }</text:p>
      <text:p text:style-name="P12">} [,...n] </text:p>
      <text:p text:style-name="P12">| { @table_variable_name [AS] &lt;table_type_definition&gt;</text:p>
      <text:p text:style-name="P12"><text:s/>| &lt;user-defined table type&gt; </text:p>
      <text:p text:style-name="P21"><text:span text:style-name="T2">}</text:span> </text:p>
      <text:p text:style-name="P21"/>
      <text:p text:style-name="P2">&lt;table_type_definition&gt; ::= </text:p>
      <text:p text:style-name="P15"><text:s/><text:span text:style-name="T2">TABLE ( { &lt;column_definition&gt; | &lt;table_constraint&gt; } [ ,... ] ) </text:span></text:p>
      <text:p text:style-name="P2">&lt;column_constraint&gt; ::= </text:p>
      <text:p text:style-name="P26"><text:s/><text:span text:style-name="T2">{</text:span></text:p>
      <text:p text:style-name="P27"><text:s/>[ NULL | NOT NULL ] </text:p>
      <text:p text:style-name="P27"><text:s/>| [ PRIMARY KEY | UNIQUE ] </text:p>
      <text:p text:style-name="P27"><text:s/>| CHECK ( logical_expression ) </text:p>
      <text:p text:style-name="P26"><text:span text:style-name="T2"><text:s/>}</text:span> </text:p>
      <text:p text:style-name="P2">&lt;table_constraint&gt; ::= </text:p>
      <text:p text:style-name="P28"><text:s/><text:span text:style-name="T2">{ </text:span></text:p>
      <text:p text:style-name="P30">{ PRIMARY KEY | UNIQUE } </text:p>
      <text:p text:style-name="P30">( column_name [ ,... ] ) </text:p>
      <text:p text:style-name="P30"><text:s/>| CHECK ( search_condition ) </text:p>
      <text:p text:style-name="P29"><text:s/>} </text:p>
      <text:p text:style-name="P2"/>
      <text:p text:style-name="P2">&lt;column_definition&gt; ::= </text:p>
      <text:p text:style-name="P28"><text:s/><text:span text:style-name="T2">column_name {scalar_data_type | AS computed_column_expression}</text:span></text:p>
      <text:p text:style-name="P31"><text:s/>[ COLLATE collation_name ] </text:p>
      <text:p text:style-name="P31"><text:s/>[ [ DEFAULT constant_expression ] </text:p>
      <text:p text:style-name="P31">| IDENTITY [ (seed ,increment ) ] ] </text:p>
      <text:p text:style-name="P31">[ ROWGUIDCOL ] </text:p>
      <text:p text:style-name="P31">[ &lt;column_constraint&gt; ] </text:p>
      <text:p text:style-name="P2"/>
      <text:p text:style-name="P2"/>
      <text:p text:style-name="P5">EXECUTE (Transact-SQL)</text:p>
      <text:p text:style-name="P2">Executes a command string or character string within a Transact-SQL batch, or one of the following modules: system stored procedure, user-defined stored procedure, scalar-valued user-defined function, or extended stored procedure.</text:p>
      <text:p text:style-name="P2">Execute a stored procedure or function</text:p>
      <text:p text:style-name="P29">[ { EXEC | EXECUTE } ]</text:p>
      <text:p text:style-name="P29">{ </text:p>
      <text:p text:style-name="P32">[ @return_status = ]</text:p>
      <text:p text:style-name="P32">{ module_name [ ;number ] | @module_name_var } </text:p>
      <text:p text:style-name="P33">[ [ @parameter = ] { value </text:p>
      <text:p text:style-name="P33"><text:s/>| @variable [ OUTPUT ] </text:p>
      <text:p text:style-name="P33"><text:s/>| [ DEFAULT ] </text:p>
      <text:p text:style-name="P32"><text:s/>}</text:p>
      <text:p text:style-name="P32">]</text:p>
      <text:p text:style-name="P32">[ ,...n ]</text:p>
      <text:p text:style-name="P32">[ WITH RECOMPILE ]</text:p>
      <text:p text:style-name="P29">}</text:p>
      <text:p text:style-name="P29">;</text:p>
      <text:p text:style-name="P2">Execute a character string</text:p>
      <text:p text:style-name="P36">{ EXEC | EXECUTE } </text:p>
      <text:p text:style-name="P36">( { @string_variable | [ N ]'tsql_string' } [ + ...n ] )</text:p>
      <text:p text:style-name="P36">[ AS { LOGIN | USER } = ' name ' ]</text:p>
      <text:p text:style-name="P36">;</text:p>
      <text:p text:style-name="P2">Execute a pass-through command against a linked server</text:p>
      <text:p text:style-name="P34">{ EXEC | EXECUTE }</text:p>
      <text:p text:style-name="P34">( </text:p>
      <text:p text:style-name="P35">{ @string_variable | [ N ] 'command_string [ ? ]' } [ + ...n ]</text:p>
      <text:p text:style-name="P35">[ { , { value | @variable [ OUTPUT ] } } [ ...n ] ]</text:p>
      <text:p text:style-name="P34">) </text:p>
      <text:p text:style-name="P34">[ AS { LOGIN | USER } = ' name ' ]</text:p>
      <text:p text:style-name="P34">[ AT linked_server_name ]</text:p>
      <text:p text:style-name="P34">;</text:p>
      <text:p text:style-name="P34"/>
      <text:p text:style-name="P2">PRINT (Transact-SQL)</text:p>
      <text:p text:style-name="P37">PRINT msg_str | @local_variable | string_expr</text:p>
      <text:p text:style-name="P2"><text:tab/></text:p>
      <text:p text:style-name="P2">RAISERROR (Transact-SQL)</text:p>
      <text:p text:style-name="P37">RAISERROR ( { msg_id | msg_str | @local_variable }</text:p>
      <text:p text:style-name="P37">{ ,severity ,state }</text:p>
      <text:p text:style-name="P37">[ ,argument [ ,...n ] ] )</text:p>
      <text:p text:style-name="P38">[ <text:s text:c="6"/>WITH option [ ,...n ] ]</text:p>
      <text:p text:style-name="P25"/>
      <text:p text:style-name="P25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3" fo:column-gap="0cm">
          <style:column-sep style:width="0.002cm" style:color="#000000" style:height="100%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8T17:58:54.05</dc:date>
    <meta:generator>LibreOffice/3.3$Win32 LibreOffice_project/330m19$Build-8</meta:generator>
    <meta:editing-duration>PT2H33M29S</meta:editing-duration>
    <meta:editing-cycles>24</meta:editing-cycles>
    <meta:document-statistic meta:table-count="0" meta:image-count="0" meta:object-count="0" meta:page-count="1" meta:paragraph-count="143" meta:word-count="758" meta:character-count="4495"/>
    <meta:user-defined meta:name="Info 1"/>
    <meta:user-defined meta:name="Info 2"/>
    <meta:user-defined meta:name="Info 3"/>
    <meta:user-defined meta:name="Info 4"/>
  </office:meta>
</office:document-meta>
</file>